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DA21D8D3BC2D6B9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637cm, 4.408cm, 9.07cm, 2.65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51cm" svg:height="22.4cm" svg:x="0.992cm" svg:y="2.491cm">
          <draw:image xlink:href="Pictures/10000000000005E8000007E0DA21D8D3BC2D6B9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30:03.974788238</dc:date>
    <meta:editing-duration>PT3M34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